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7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1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6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<text:span text:style-name="T25">လစာဝင်ငွေ စုစုပေါင်း</text:span>စာတိုင်တွင် လအလိုက် ရရှိသည့် လစာ</text:p>
            <text:p text:style-name="P69">နှင့်အခြား ထုတ်ပေးငွေများ ပေါင်း၍ ဖြည့်သွင်းရန် ဖြစ်ပါသည်။</text:p>
            <text:p text:style-name="P66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1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38:42.390000000</dc:date>
    <meta:editing-duration>P1DT21H10M52S</meta:editing-duration>
    <meta:editing-cycles>1034</meta:editing-cycles>
    <meta:document-statistic meta:table-count="7" meta:image-count="0" meta:object-count="0" meta:page-count="4" meta:paragraph-count="125" meta:word-count="412" meta:character-count="2709" meta:non-whitespace-character-count="2275"/>
  </office:meta>
</office:document-meta>
</file>